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66" fo:font-size="13pt" style:font-size-asian="13pt" style:font-size-complex="13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ikroprozessortechnik WS2020 Termin 4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it Manfred Pester</text:p>
            <text:p><text:s/>und Tutor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Anwesenhei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üfen der Vornamen und Namen</text:p>
              </text:list-item>
              <text:list-item>
                <text:p>Evtl. Zeit geben um Profil zu bearbeiten</text:p>
              </text:list-item>
              <text:list-item>
                <text:p>Teilnehmerzahl und Anwesende übernehm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Termin4.pdf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nschauen der Aufgabenstellungen</text:p>
              </text:list-item>
              <text:list-item>
                <text:p>Testen der Programme im Simulator</text:p>
              </text:list-item>
              <text:list-item>
                <text:p>Testen auf einem System</text:p>
              </text:list-item>
              <text:list-item>
                <text:p>Beurteilung unserer Leistung</text:p>
              </text:list-item>
              <text:list-item>
                <text:p>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schauen der Aufgabe 1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ufgabe 1:</text:span></text:p>
                <text:p><text:span text:style-name="T1">Machen Sie sich mit dem Programm aus Termin4Aufgabe1.c vertraut. Übersetzen und testen Sie das Programm. Beseitigen Sie evtl. vorhandene Fehler.</text:span></text:p>
                <text:p><text:span text:style-name="T1">Welche Werte (Zaehlwerte, Zeit) für die zu ermittelnde Periodendauer bei 500Hz erwarten Sie?</text:span></text:p>
                <text:p><text:span text:style-name="T1">..</text:span></text:p>
                <text:p><text:span text:style-name="T1">Welche Frequenzen können wir mit der gewählten Initialisierung erfassen?</text:span></text:p>
                <text:p><text:span text:style-name="T1">..</text:span></text:p>
                <text:p><text:span text:style-name="T1">Ändert sich die Periodendauer bei Belastung der Waage? (Wird gemeinsam im Praktikumstermin ausprobiert.)</text:span></text:p>
                <text:p><text:span text:style-name="T1">..</text:span></text:p>
                <text:p><text:span text:style-name="T1"/></text:p>
                <text:p><text:span text:style-name="T2">ACHTUNG: Die Waage (gilt nicht für den Simulator) <text:s/>darf nur mit max. 1000g (1kg) belastet werden!</text:span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beitsblatt Aufgabe 1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schauen der Aufgabe 2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header>
                <text:p><text:span text:style-name="T1">Aufgabe 2:</text:span></text:p>
                <text:p><text:span text:style-name="T1">Erweitern Sie das Programm so, damit auch die Periodendauer TPA7 erfasst werden kann.</text:span></text:p>
                <text:p><text:span text:style-name="T1">Im Praktikum testen wir, ob die zu messenden Werte der Periodendauer bei 500 Hz sich im zu erwartenden Bereich bewegen.</text:span></text:p>
                <text:p><text:span text:style-name="T1">..</text:span></text:p>
                <text:p><text:span text:style-name="T1"/></text:p>
                <text:p><text:span text:style-name="T1">Dokumentieren Sie, welche Frequenz mit zunehmendem Gewicht kleiner und welche Frequenz mit zunehmendem Gewicht größer wird.</text:span></text:p>
                <text:p><text:span text:style-name="T1">..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beitsblatt Aufgabe 2</text:p>
          </draw:text-box>
        </draw:frame>
        <draw:frame presentation:style-name="pr5" draw:text-style-name="P2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schauen der Aufgabe 3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header>
                <text:p><text:span text:style-name="T1"/></text:p>
                <text:p><text:span text:style-name="T1">Aufgabe 3:</text:span></text:p>
                <text:p><text:span text:style-name="T1">Aus dem Verhältnis (gilt für TPA4 &gt; TPA7) der beiden Frequenzen fPA7, fPA4 kann die Masse m nach der Gleichung </text:span><text:span text:style-name="T1"><text:line-break/></text:span><text:span text:style-name="T1"><text:tab/></text:span><text:span text:style-name="T1"><text:tab/></text:span><text:span text:style-name="T1">m = C1 * ((fPA7 / fPA4) - 1) – C2</text:span><text:span text:style-name="T1"><text:line-break/></text:span><text:span text:style-name="T1">oder</text:span><text:span text:style-name="T1"><text:line-break/></text:span><text:span text:style-name="T1"><text:tab/></text:span><text:span text:style-name="T1"><text:tab/></text:span><text:span text:style-name="T1">m = C1 * ((TPA4 / TPA7) - 1) – C2</text:span><text:span text:style-name="T1"><text:line-break/></text:span><text:span text:style-name="T1"><text:line-break/></text:span><text:span text:style-name="T1">errechnet werden. Die Schwingfrequenzen fPA7, fPA4 der Saiten liegen bei etwa 16kHz. Diese Frequenzen werden durch einen Teiler durch 32 auf ca. 500Hz reduziert.</text:span></text:p>
                <text:p><text:span text:style-name="T1">Die beiden Größen C1 und C2 sind wägezellenspezifische Konstanten.</text:span></text:p>
                <text:p><text:span text:style-name="T1">Berechnen Sie die Masse m aus den zu erfassenden/messenden und gegebenen Werten. Setzen Sie für C1 und für C2 die für die Waage angegebenen Werte ein.</text:span></text:p>
                <text:p><text:span text:style-name="T1">Im Praktikum überprüfen wir anhand eines eingestellten Gewichtes ob Ihre Messwerte für die beiden Periodendauern stimmen.</text:span></text:p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beitsblatt Aufgabe 3</text:p>
          </draw:text-box>
        </draw:frame>
        <draw:frame presentation:style-name="pr5" draw:text-style-name="P2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schauen der Aufgabe 4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header>
                <text:p><text:span text:style-name="T1"/></text:p>
                <text:p><text:span text:style-name="T1">Aufgabe 4:</text:span></text:p>
                <text:p><text:span text:style-name="T1">Schreiben Sie für die Messung der Masse eine Funktion int MessungderMasse(void) welche die ermittelte Masse als integer Wert in g (Gramm) liefert.</text:span></text:p>
                <text:p><text:span text:style-name="T1">Denken Sie auch diesmal daran, dass Programmteile zur Lösung des Gesamtprojektes (Termin6) am Ende wieder benötigt werden.</text:span></text:p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beitsblatt Aufgabe 4</text:p>
          </draw:text-box>
        </draw:frame>
        <draw:frame presentation:style-name="pr5" draw:text-style-name="P2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beitsblatt Aufgabe 5</text:p>
          </draw:text-box>
        </draw:frame>
        <draw:frame presentation:style-name="pr5" draw:text-style-name="P2" draw:layer="layout" svg:width="24cm" svg:height="12.18cm" svg:x="1.6cm" svg:y="4.62cm" presentation:class="outline" presentation:user-transformed="true">
          <draw:text-box>
            <text:list text:style-name="L3">
              <text:list-header>
                <text:p text:style-name="P2"><text:span text:style-name="T1">Einige Fragen deren Beantwortung zum Verständnis des Gesamtsystems beitragen können:</text:span></text:p>
              </text:list-header>
              <text:list-item>
                <text:p text:style-name="P2"><text:span text:style-name="T1">Wie lange kann es max. dauern, bis eine Messung der Masse abgeschlossen ist?</text:span></text:p>
                <text:p text:style-name="P2"><text:span text:style-name="T1">..</text:span></text:p>
              </text:list-item>
              <text:list-item>
                <text:p text:style-name="P2"><text:span text:style-name="T1">In welcher Reihenfolge sollten die Messungen durchgeführt werden, um möglichst effizient zu sein?</text:span></text:p>
                <text:p text:style-name="P2"><text:span text:style-name="T1">..</text:span></text:p>
              </text:list-item>
              <text:list-item>
                <text:p text:style-name="P2"><text:span text:style-name="T1">Könnten Sie die Aufgabe auch ohne den Einsatz der Bibliothek „libgcc.a“ lösen?</text:span></text:p>
                <text:p text:style-name="P2"><text:span text:style-name="T1">..</text:span></text:p>
              </text:list-item>
              <text:list-item>
                <text:p text:style-name="P2"><text:span text:style-name="T1">Was wäre es für ein Aufwand?</text:span></text:p>
                <text:p text:style-name="P2"><text:span text:style-name="T1">..</text:span></text:p>
              </text:list-item>
              <text:list-item>
                <text:p text:style-name="P2"><text:span text:style-name="T1">Was müssten Sie tun, um das Gewicht in Gramm ohne Floatberechnungen zu erhalten?</text:span></text:p>
                <text:p text:style-name="P2"><text:span text:style-name="T1">..</text:span></text:p>
              </text:list-item>
              <text:list-item>
                <text:p text:style-name="P2"><text:span text:style-name="T1">Könnten Sie auch auf Milligramm [mg] genau wiegen?</text:span></text:p>
                <text:p text:style-name="P2"><text:span text:style-name="T1">..</text:span></text:p>
              </text:list-item>
              <text:list-item>
                <text:p text:style-name="P2"><text:span text:style-name="T1">Bekommen wir im Simulator konstant stabile Werte?</text:span></text:p>
                <text:p text:style-name="P2"><text:span text:style-name="T1">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aktikumsbericht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Erstellen Sie zu den Aufgaben von Termin 2 ein Protokoll/Dokumentation.</text:span></text:p>
              </text:list-header>
              <text:list-item>
                <text:p><text:span text:style-name="T4">Antworten zu den gestellten Fragen</text:span></text:p>
              </text:list-item>
              <text:list-item>
                <text:p><text:span text:style-name="T4">Eigene Fragen und Antworten</text:span></text:p>
              </text:list-item>
              <text:list-item>
                <text:p><text:span text:style-name="T4">Was hatten Sie erwartet und was hat Sie überrascht?</text:span></text:p>
              </text:list-item>
              <text:list-item>
                <text:p><text:span text:style-name="T4">Beschäftigen Sie sich schon mit den nächsten Terminen (auch letzter Termin), damit Sie möglichst früh erkennen wo die Reise hingehen soll.</text:span></text:p>
              </text:list-item>
              <text:list-item>
                <text:p><text:span text:style-name="T4">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09:05:32.892171408</meta:creation-date>
    <meta:editing-duration>PT1H20M59S</meta:editing-duration>
    <meta:editing-cycles>13</meta:editing-cycles>
    <meta:generator>LibreOffice/6.0.7.3$Linux_X86_64 LibreOffice_project/00m0$Build-3</meta:generator>
    <dc:title>Impress</dc:title>
    <dc:date>2020-10-28T14:12:35.656248895</dc:date>
    <meta:document-statistic meta:object-count="86"/>
  </office:meta>
</office:document-meta>
</file>